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svg="urn:oasis:names:tc:opendocument:xmlns:svg-compatible:1.0" office:version="1.2">
  <office:scripts/>
  <office:font-face-decls>
    <style:font-face style:name="Linux Biolinum O" svg:font-family="Linux Biolinum O" style:font-pitch="variable"/>
  </office:font-face-decls>
  <office:automatic-styles>
    <style:style style:name="Roman" style:family="paragraph" style:parent-style-name="Roman">
      <style:text-properties style:font-name="Linux Biolinum O"/>
    </style:style>
  </office:automatic-styles>
  <office:body>
    <office:text>
      <text:p text:style-name="Arabic">دٗوْلَ مْبِلِ زِلِوَانَ * شِكُوٖ نَاسِمْبَ مْبَوَانَ</text:p>
      <text:p text:style-name="Roman">(1a/b) ḏōla mbili ziliwāna * shikuwe nāsimba mbawāna</text:p>
      <text:p text:style-name="Arabic">كَمَتٖزٗ كُشِنْدَانَ * مْتانَ نَلَيْلِيَ</text:p>
      <text:p text:style-name="Roman">(1c/d) kamaṯezo kushinḏāna * mṯāna nalayliya</text:p>
      <text:p text:style-name="Arabic"/>
      <text:p text:style-name="Arabic">زِكِتِمُ سِكُ تَاتُ * شِكُوٖ كَتَكَ وَاتُ</text:p>
      <text:p text:style-name="Roman">(2a/b) zikiṯimu siku ṯāṯu * shikuwe kaṯaka wāṯu</text:p>
      <text:p text:style-name="Arabic">كُتُكُوَ چَاكٖ كِتُ * نْغُوبٖ كَيْ نُنُلِيَ</text:p>
      <text:p text:style-name="Roman">(2c/d) kuṯukuwa chāke kiṯu * nḡūbe kay nunuliya</text:p>
      <text:p text:style-name="Arabic"/>
      <text:p text:style-name="Arabic">كَتِيَ نْڠُوْبٖ نْدِيَانِ * مٖمَ اَسِيُ لَحَانِ</text:p>
      <text:p text:style-name="Roman">(3a/b) kaṯiya ngūbe nḏiyāni * mema asiyu laḥāni</text:p>
      <text:p text:style-name="Arabic">سِمْبَ شِيْ كَبَئِينِ * مْپَانِ نْڠُوبٖ مْمُيَ</text:p>
      <text:p text:style-name="Roman">(3c/d) simba shii kabaı̄ni * mpāni ngūbe mmuya</text:p>
      <text:p text:style-name="Arabic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Biolinum O" svg:font-family="Linux Biolinum O" style:font-pitch="variable"/>
    <style:font-face style:name="Scheherazade" svg:font-family="Scheherazade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Arabic" style:family="paragraph" style:master-page-name="">
      <style:paragraph-properties fo:text-align="end" style:justify-single-word="false" style:page-number="auto" fo:background-color="transparent" style:shadow="none" style:writing-mode="rl-tb">
        <style:tab-stops/>
        <style:background-image/>
      </style:paragraph-properties>
      <style:text-properties style:font-name="Scheherazade" fo:font-family="Scheherazade" style:font-pitch="variable" fo:font-size="24pt" officeooo:rsid="000e6b34" style:font-size-asian="21pt" style:font-name-complex="Scheherazade" style:font-family-complex="Scheherazade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Roman" style:family="paragraph" style:master-page-name="">
      <style:paragraph-properties fo:text-align="end" style:justify-single-word="false" style:page-number="auto" style:writing-mode="lr-tb"/>
      <style:text-properties officeooo:rsid="002e6bc8" style:font-size-asian="10.5pt" style:font-name-complex="Scheherazade1" style:font-family-complex="Scheherazade" style:font-style-name-complex="Regular" style:font-pitch-complex="variable" style:font-size-complex="24pt"/>
    </style:style>
    <style:style style:name="Translation" style:family="paragraph" style:master-page-name="">
      <style:paragraph-properties fo:text-align="end" style:justify-single-word="false" style:page-number="auto" style:writing-mode="lr-tb"/>
      <style:text-properties fo:font-style="italic" officeooo:rsid="0034e0d3" style:font-size-asian="10.5pt" style:font-name-complex="Scheherazade1" style:font-family-complex="Scheherazade" style:font-style-name-complex="Regular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1T17:36:42.316607663</meta:creation-date>
    <meta:editing-duration>P0D</meta:editing-duration>
    <meta:editing-cycles>2</meta:editing-cycles>
    <meta:generator>LibreOffice/4.2.4.2$Linux_X86_64 LibreOffice_project/420m0$Build-2</meta:generator>
    <dc:title>andika</dc:title>
    <meta:initial-creator>Kevin Donnelly</meta:initial-creator>
    <dc:date>2014-08-21T17:49:59.866725578</dc:date>
    <dc:creator>Kevin Donnelly</dc:creator>
    <meta:document-statistic meta:table-count="0" meta:image-count="0" meta:object-count="0" meta:page-count="1" meta:paragraph-count="12" meta:word-count="80" meta:character-count="403" meta:non-whitespace-character-count="334"/>
    <meta:template xlink:type="simple" xlink:actuate="onRequest" xlink:title="andika" xlink:href="../../../../../data/libreoffice/templates/andika.ott" meta:date="2014-08-21T17:36:42.007576131"/>
  </office:meta>
</office:document-meta>
</file>